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3deb3d" draw:textarea-horizontal-align="left" draw:textarea-vertical-align="bottom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00b8ff" draw:fill-gradient-name="Linear_20_blue_2f_white" draw:gradient-step-count="132" draw:fill-hatch-name="Red_20_Crossed_20_45_20_Degrees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1cm" draw:marker-start-width="0.35cm" draw:marker-end-width="0.35cm" draw:fill="solid" draw:fill-color="#00b8ff" draw:fill-gradient-name="Linear_20_blue_2f_whit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3333" draw:marker-start="Arrow" draw:marker-start-width="0.5cm" draw:marker-end="Arrow" draw:marker-end-width="0.6cm" draw:fill="solid" draw:fill-color="#ff3366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svg:stroke-width="0.1cm" draw:marker-start="" draw:marker-start-width="0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3cm" svg:stroke-color="#000000" draw:marker-start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3" style:family="graphic" style:parent-style-name="standard">
      <style:graphic-properties draw:stroke="solid" svg:stroke-width="0.1cm" draw:marker-start="Arrow" draw:marker-start-width="0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draw:marker-start="Arrow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2cm" svg:stroke-color="#ffff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5cm" svg:height="14cm" svg:x="3.75cm" svg:y="2.5cm">
          <text:p text:style-name="P1">Interc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.5cm" svg:x="6.5cm" svg:y="7.5cm">
          <text:p text:style-name="P1">Address</text:p>
          <text:p text:style-name="P1">decod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.5cm" svg:x="2cm" svg:y="8.5cm">
          <text:p text:style-name="P1"><text:span text:style-name="T1">addr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cm" svg:height="3cm" draw:transform="rotate (-1.57079632679579) translate (9.5cm 11.75cm)"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4.5cm" svg:height="1.5cm" svg:x="2cm" svg:y="13.25cm">
          <text:p text:style-name="P1">control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8cm" svg:y1="11cm" svg:x2="8cm" svg:y2="12.25cm">
          <text:p text:style-name="P4"/>
        </draw:line>
        <draw:line draw:style-name="gr7" draw:text-style-name="P3" draw:layer="layout" svg:x1="7.75cm" svg:y1="11.5cm" svg:x2="8.25cm" svg:y2="11.25cm">
          <text:p text:style-name="P4"/>
        </draw:line>
        <draw:frame draw:style-name="gr8" draw:text-style-name="P5" draw:layer="layout" svg:width="1.137cm" svg:height="0.818cm" svg:x="6.75cm" svg:y="11cm">
          <draw:text-box>
            <text:p text:style-name="P4"><text:span text:style-name="T2">CS</text:span></text:p>
          </draw:text-box>
        </draw:frame>
        <draw:custom-shape draw:style-name="gr9" draw:text-style-name="P3" draw:layer="layout" svg:width="3cm" svg:height="3.75cm" svg:x="16.25cm" svg:y="2.75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3.75cm" svg:x="16.25cm" svg:y="7.25cm">
          <text:p text:style-name="P1">led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3.75cm" svg:x="16.25cm" svg:y="12cm">
          <text:p text:style-name="P1">irq_mngr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draw:line-skew="-0.346cm" svg:x1="9.5cm" svg:y1="12.5cm" svg:x2="16.192cm" svg:y2="5.98cm" svg:d="m9500 12500c4500 0 1154-6520 6692-6520">
          <text:p text:style-name="P4"/>
        </draw:connector>
        <draw:connector draw:style-name="gr10" draw:text-style-name="P3" draw:layer="layout" draw:type="curve" svg:x1="9.5cm" svg:y1="13.75cm" svg:x2="16.192cm" svg:y2="10.715cm" svg:d="m9500 13750c5019 0 1673-3035 6692-3035">
          <text:p text:style-name="P4"/>
        </draw:connector>
        <draw:connector draw:style-name="gr10" draw:text-style-name="P3" draw:layer="layout" draw:type="curve" svg:x1="9.517cm" svg:y1="15cm" svg:x2="16.166cm" svg:y2="15.028cm" svg:d="m9517 15000c4987 0 1663 28 6649 28">
          <text:p text:style-name="P4"/>
        </draw:connector>
        <draw:connector draw:style-name="gr11" draw:text-style-name="P3" draw:layer="layout" draw:type="line" svg:x1="2.5cm" svg:y1="3.277cm" svg:x2="16.152cm" svg:y2="3.25cm" svg:d="m2500 3277 13652-27">
          <text:p text:style-name="P4"/>
        </draw:connector>
        <draw:frame draw:style-name="gr12" draw:layer="layout" svg:width="3.367cm" svg:height="1.338cm" svg:x="0.383cm" svg:y="2cm">
          <draw:text-box>
            <text:p text:style-name="P4">writedata</text:p>
          </draw:text-box>
        </draw:frame>
        <draw:line draw:style-name="gr13" draw:text-style-name="P3" draw:layer="layout" svg:x1="14.5cm" svg:y1="12.421cm" svg:x2="16.25cm" svg:y2="12.421cm">
          <text:p text:style-name="P4"/>
        </draw:line>
        <draw:line draw:style-name="gr13" draw:text-style-name="P3" draw:layer="layout" svg:x1="14.5cm" svg:y1="7.75cm" svg:x2="16.25cm" svg:y2="7.75cm">
          <text:p text:style-name="P4"/>
        </draw:line>
        <draw:line draw:style-name="gr14" draw:text-style-name="P3" draw:layer="layout" svg:x1="14.5cm" svg:y1="12.5cm" svg:x2="14.5cm" svg:y2="3.25cm">
          <text:p text:style-name="P4"/>
        </draw:line>
        <draw:line draw:style-name="gr13" draw:text-style-name="P3" draw:layer="layout" svg:x1="14cm" svg:y1="4cm" svg:x2="2.5cm" svg:y2="4cm">
          <text:p text:style-name="P4"/>
        </draw:line>
        <draw:line draw:style-name="gr14" draw:text-style-name="P3" draw:layer="layout" svg:x1="14cm" svg:y1="13.25cm" svg:x2="14cm" svg:y2="4cm">
          <text:p text:style-name="P4"/>
        </draw:line>
        <draw:line draw:style-name="gr14" draw:text-style-name="P3" draw:layer="layout" svg:x1="16.25cm" svg:y1="13.25cm" svg:x2="14cm" svg:y2="13.25cm">
          <text:p text:style-name="P4"/>
        </draw:line>
        <draw:line draw:style-name="gr14" draw:text-style-name="P3" draw:layer="layout" svg:x1="16.25cm" svg:y1="8.25cm" svg:x2="14cm" svg:y2="8.25cm">
          <text:p text:style-name="P4"/>
        </draw:line>
        <draw:line draw:style-name="gr14" draw:text-style-name="P3" draw:layer="layout" svg:x1="16.25cm" svg:y1="4cm" svg:x2="14cm" svg:y2="4cm">
          <text:p text:style-name="P4"/>
        </draw:line>
        <draw:frame draw:style-name="gr12" draw:layer="layout" svg:width="3.295cm" svg:height="1.338cm" svg:x="0.25cm" svg:y="4.162cm">
          <draw:text-box>
            <text:p text:style-name="P4">readdata</text:p>
          </draw:text-box>
        </draw:frame>
        <draw:connector draw:style-name="gr15" draw:text-style-name="P3" draw:layer="layout" draw:type="curve" svg:x1="9.569cm" svg:y1="8.5cm" svg:x2="16.113cm" svg:y2="4.947cm" svg:d="m9569 8500c4908 0 1636-3553 6544-3553">
          <text:p text:style-name="P4"/>
        </draw:connector>
        <draw:connector draw:style-name="gr15" draw:text-style-name="P3" draw:layer="layout" draw:type="curve" svg:x1="9.5cm" svg:y1="9.303cm" svg:x2="16.166cm" svg:y2="9.869cm" svg:d="m9500 9303c4999 0 1667 566 6666 566">
          <text:p text:style-name="P4"/>
        </draw:connector>
        <draw:connector draw:style-name="gr15" draw:text-style-name="P3" draw:layer="layout" draw:type="curve" svg:x1="9.5cm" svg:y1="10.25cm" svg:x2="16.192cm" svg:y2="14.366cm" svg:d="m9500 10250c5019 0 1673 4116 6692 4116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Fabien Marteau</meta:initial-creator>
    <meta:creation-date>2009-03-06T14:27:09</meta:creation-date>
    <dc:creator>Fabien Marteau</dc:creator>
    <dc:date>2009-03-12T14:36:59</dc:date>
    <meta:editing-cycles>10</meta:editing-cycles>
    <meta:editing-duration>PT47M5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